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9.5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8pt" style:font-size-asian="18pt" style:font-size-complex="18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564cm" svg:x="1.418cm" svg:y="4.343cm" presentation:class="subtitle" presentation:user-transformed="true">
          <draw:text-box>
            <text:p>Комплексное тестирование высокопроизводительных вычислительных систем <text:s/>на основе программы для моделирования плазмы методом частиц в ячейках</text:p>
          </draw:text-box>
        </draw:frame>
        <draw:frame draw:style-name="gr1" draw:text-style-name="P3" draw:layer="layout" svg:width="15.725cm" svg:height="1.673cm" svg:x="6.155cm" svg:y="12.551cm">
          <draw:text-box>
            <text:p text:style-name="P2">А.В.Снытников,</text:p>
            <text:p text:style-name="P2">Лаборатория Суперкомпьютерного Моделирования</text:p>
          </draw:text-box>
        </draw:frame>
        <draw:frame draw:style-name="gr1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4">
              <text:list-item>
                <text:p>необходимость создания именно <text:span text:style-name="T1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4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4">
              <text:list-item>
                <text:p>Постановка задачи о проведении тестирования высокопроизводительной ВС на основе метода частиц в ячейках является новой. Впервые создана возможность определения всех факторов, влияющих на производительность ВС на основе одного комплдексного теста. </text:p>
              </text:list-item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>Создана оригинальная методика, основанная на анализе статистики сообщений, позволяющая на основе проведения теста на части узлов высокопроизводительной ВС кластерного типа проводить экстраполяцию и оценивать эффективность распараллеливания и масштабируемость для ВС в целом.</text:p>
              </text:list-item>
              <text:list-item>
                <text:p>Впервые проводится анализ производительности узлов мультиаврхитектурнной ВС, оснащенных графическими ускорителями, ускорителями Intel Xeon Phi, различными типами многоядерных процесоров с точки зрения выявления их производительности, реально достижимой при решения конкретных научно-технических задач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4">
              <text:list-item>
                <text:p>Накопленный опыт экспуатации программы, реализующей метод частиц в ячейках на различных типах ВС позволяет разработать конструкцию специализированной вычислительной системы для расчетов по данному методу, а также выработать принципы для адаптации наиболее распространенных типов и модификаций ВС для эффективной работы с методом частиц в ячейках и для математического моделирования в целом.</text:p>
              </text:list-item>
              <text:list-item>
                <text:p/>
              </text:list-item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</text:p>
              </text:list-item>
              <text:list-item>
                <text:p/>
              </text:list-item>
              <text:list-item>
                <text:p>%<text:tab/>Важнейшей частью предложенного теста, недоступной в большинстве других тестов для высокопроизводительных ВС, является диагностика системы ввода-вывода. Вывод информации (физические диагностики при моделировании плазмы) характеризуется в данном случае большим объемом (трехмерные массивы полей и токов во всей расчетной области), неравномерностью распределения по вычислительным узлам (массивы модельных частиц), значительной временной динамикой (6-мерный массив функции распределения частиц). Все описанное в комплексе создает очень серьезную нагрузку для сети и распределенной файловой системы ВС и дает возможность провести их доработку и оптимизацию. <text:s/></text:p>
              </text:list-item>
              <text:list-item>
                <text:p/>
              </text:list-item>
              <text:list-item>
                <text:p>Существует также возможность использования результатов тестирования для разработки методов и алгоритмов организации параллельной и распределенной обработки информации, многомашинных и специальных вычислительных систем. Реализация</text:p>
              </text:list-item>
              <text:list-item>
                <text:p>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</text:list-item>
              <text:list-item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4">
              <text:list-item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 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 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</text:list-item>
              <text:list-item>
                <text:p/>
              </text:list-item>
              <text:list-item>
                <text:p>Параллельная реализация метода частиц в ячейках может быть выполнена с использованием трех основных вариантов декомпозиции расчетной области (эйлерова декомпозиция, лагранжева декомпозиция и смешанная эйлерово-лагранжева декомпозиция), а также с использованием или без использования мелкозернистого распараллеливания т.е. расчета движения каждой отдельной частицы в отдельной нити CUDA (англ. CUDA threads, потоки с ограниченным объемом оперативной памяти и сокращенным набором доступных операций, выполняемые на GPU) или потока OpenMP. </text:p>
              </text:list-item>
              <text:list-item>
                <text:p/>
              </text:list-item>
              <text:list-item>
                <text:p>Программа, на основе которой создан тест, была раззработана для решения определенного круга задач физики плазмы (задачи, в которых существенно отклонение функции распределения от равновесной, решаемые в кинетическом приближении, на основе уравнения Власова, например, моделирование вспышек в солнечной короне, моделирование разлета плазменного облака, моделирование неустойчивостей в высокотемпературной плазме, моделирование химических реакций в плазме газового разряда), и была успешно применена на нескольких задачах (моделирование двухпотоковой неустойчивости в высокотемпературной плазме, моделирование ВЧ-разряда в силан-водородной плазме). Создание теста производительности ВС на основе данной программы выполнено путем добавления точных измерений всех этапов работы вычислительного алгоритма и подсчетом количества операций с плавающей точкой в секунду (FLOPS), скорости работы оперативной памяти (пропускной способности и латентности), кэша, производительности коммуникационной сети и скорости выполнения различных операций по обмену данными между параллельными процессам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layer="layout" svg:width="27.88cm" svg:height="16.497cm" svg:x="0.06cm" svg:y="4.826cm" presentation:class="outline" presentation:user-transformed="true">
          <draw:text-box>
            <text:list text:style-name="L4">
              <text:list-item>
                <text:p>Пункт 1. Разработка научных основ создания вычислительных машин, комплексов и компьютерных сетей, исследования общих свойств и принципов функционирования вычислительных машин, комплексов и компьютерных сетей.</text:p>
                <text:list>
                  <text:list-item>
                    <text:p><text:span text:style-name="T2">Методика комплексной оценки производительности ВС, основанная на программе для моделирования методом частиц в ячейках</text:span></text:p>
                  </text:list-item>
                </text:list>
              </text:list-item>
              <text:list-item>
                <text:p>Пункт 2. Теоретический анализ и экспериментальное исследование функционирования вычислительных машин, комплексов и компьютерных сетей с целью улучшения их технико-экономических и эксплуатационных характеристик.</text:p>
                <text:list>
                  <text:list-item>
                    <text:p><text:span text:style-name="T2">Методика определения для конкретной ВС абсолютной оценки, основанной на степени пригодности данной ВС для решения задач математического моделирования</text:span></text:p>
                  </text:list-item>
                </text:list>
              </text:list-item>
              <text:list-item>
                <text:p>Пункт 4.Разработка научных методов и алгоритмов организации параллельной и распределенной обработки информации, многопроцессорных, многомашинных и специальных вычислительных систем.</text:p>
                <text:list>
                  <text:list-item>
                    <text:p><text:span text:style-name="T2">Методика комплексного анализа производительности узлов мультиархитектурной ВС, оснащенной многоядерными процессорами и ускорителями вычислен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27cm" svg:y="-0.254cm" presentation:class="title" presentation:user-transformed="true">
          <draw:text-box>
            <text:p text:style-name="P4"><text:span text:style-name="T3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471cm" svg:y="0.254cm" presentation:class="title" presentation:user-transformed="true">
          <draw:text-box>
            <text:p text:style-name="P5"><text:span text:style-name="T4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5" draw:text-style-name="P6" draw:layer="layout" svg:width="25.199cm" svg:height="2.467cm" svg:x="0.762cm" svg:y="4.572cm" presentation:class="title" presentation:user-transformed="true">
          <draw:text-box>
            <text:p text:style-name="P6"><text:span text:style-name="T5">Обзор публикаций о перспективных ВВС</text:span></text:p>
          </draw:text-box>
        </draw:frame>
        <draw:frame draw:style-name="gr3" draw:text-style-name="P7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72cm" svg:y="-0.204cm" presentation:class="title" presentation:user-transformed="true">
          <draw:text-box>
            <text:p text:style-name="P5"><text:span text:style-name="T4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8-10-03T15:46:49.202004963</dc:date>
    <meta:editing-duration>PT1H5M42S</meta:editing-duration>
    <meta:editing-cycles>13</meta:editing-cycles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